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94ad43040" style:family="table" style:master-page-name="ta-mp-0x7f594ad43040">
      <style:table-properties table:display="true" style:writing-mode="lr-tb"/>
    </style:style>
    <style:style style:name="ta-0x7f594ad43230" style:family="table" style:master-page-name="ta-mp-0x7f594ad43230">
      <style:table-properties table:display="true" style:writing-mode="lr-tb"/>
    </style:style>
    <style:style style:name="ta-0x7f594ad43420" style:family="table" style:master-page-name="ta-mp-0x7f594ad43420">
      <style:table-properties table:display="true" style:writing-mode="lr-tb"/>
    </style:style>
    <style:style style:name="ta-0x7f594ad43610" style:family="table" style:master-page-name="ta-mp-0x7f594ad43610">
      <style:table-properties table:display="true" style:writing-mode="lr-tb"/>
    </style:style>
    <style:style style:name="ta-0x7f594ad43800" style:family="table" style:master-page-name="ta-mp-0x7f594ad43800">
      <style:table-properties table:display="true" style:writing-mode="lr-tb"/>
    </style:style>
    <style:style style:name="ta-0x7f594ad439f0" style:family="table" style:master-page-name="ta-mp-0x7f594ad439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94ad268b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269e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23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26b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26e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594ad234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26c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26f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26d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270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3c0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33f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594ad235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3d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340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3e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41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42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3467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594ad237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442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347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454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48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49e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34d6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594ad238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4b1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34e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4c3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4f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50d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354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594ad239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52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94ad355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532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94ad356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14.00pt" style:use-optimal-column-width="fals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178.70pt" style:use-optimal-column-width="true"/>
    </style:style>
    <style:style style:name="ACOL-5" style:family="table-column">
      <style:table-column-properties style:column-width="175.55pt" style:use-optimal-column-width="true"/>
    </style:style>
    <style:style style:name="ACOL-6" style:family="table-column">
      <style:table-column-properties style:column-width="194.25pt" style:use-optimal-column-width="fals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594ad4304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594ad268b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594ad269e0" office:value-type="string">
            <text:p>placedOrderSource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594ad43230" table:print="false">
        <office:forms form:automatic-focus="false" form:apply-design-mode="false">
          <form:form/>
        </office:forms>
        <table:table-column table:default-cell-style-name="ACE-0x7f594ad234b0" table:style-name="ACOL-3"/>
        <table:table-column table:default-cell-style-name="ACE-0x7f594ad234b0" table:style-name="ACOL-4"/>
        <table:table-column table:default-cell-style-name="ACE-0x7f594ad234b0" table:style-name="ACOL-5"/>
        <table:table-column table:default-cell-style-name="ACE-0x7f594ad234b0" table:style-name="ACOL-6"/>
        <table:table-column table:default-cell-style-name="ACE-0x7f594ad234b0" table:style-name="ACOL-0" table:number-columns-repeated="124"/>
        <table:table-row table:style-name="AROW-2">
          <table:table-cell table:style-name="ACE-0x7f594ad26b08" office:value-type="string">
            <text:p>User Name</text:p>
          </table:table-cell>
          <table:table-cell table:style-name="ACE-0x7f594ad26c30" office:value-type="string">
            <text:p>Password</text:p>
          </table:table-cell>
          <table:table-cell table:style-name="ACE-0x7f594ad26c30" office:value-type="string">
            <text:p>Product ID</text:p>
          </table:table-cell>
          <table:table-cell table:style-name="ACE-0x7f594ad26d58" office:value-type="string">
            <text:p>Key Value</text:p>
          </table:table-cell>
          <table:table-cell table:number-columns-repeated="124" table:style-name="ACE-0x7f594ad234b0"/>
        </table:table-row>
        <table:table-row table:style-name="AROW-2">
          <table:table-cell table:style-name="ACE-0x7f594ad26e80" office:value-type="string">
            <text:p>testapiuser@shopclues.com</text:p>
          </table:table-cell>
          <table:table-cell table:style-name="ACE-0x7f594ad26fa8" office:value-type="string">
            <text:p>e10adc3949ba59abbe56e057f20f883e</text:p>
          </table:table-cell>
          <table:table-cell table:style-name="ACE-0x7f594ad26fa8" office:value-type="float" office:value="2773642">
            <text:p>2773642</text:p>
          </table:table-cell>
          <table:table-cell table:style-name="ACE-0x7f594ad270d0" office:value-type="string">
            <text:p>d12121c70dda5edfgd1df6633fdb36c0</text:p>
          </table:table-cell>
          <table:table-cell table:number-columns-repeated="124" table:style-name="ACE-0x7f594ad234b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3" gnm:end-row="0"/>
        </gnm:selections>
      </table:table>
      <table:table table:name="AQA2_TestData" table:style-name="ta-0x7f594ad43420" table:print="false">
        <office:forms form:automatic-focus="false" form:apply-design-mode="false">
          <form:form/>
        </office:forms>
        <table:table-column table:default-cell-style-name="ACE-0x7f594ad235d8" table:style-name="ACOL-3"/>
        <table:table-column table:default-cell-style-name="ACE-0x7f594ad235d8" table:style-name="ACOL-4"/>
        <table:table-column table:default-cell-style-name="ACE-0x7f594ad235d8" table:style-name="ACOL-5"/>
        <table:table-column table:default-cell-style-name="ACE-0x7f594ad235d8" table:style-name="ACOL-6"/>
        <table:table-column table:default-cell-style-name="ACE-0x7f594ad235d8" table:style-name="ACOL-0" table:number-columns-repeated="124"/>
        <table:table-row table:style-name="AROW-2">
          <table:table-cell table:style-name="ACE-0x7f594ad33c08" office:value-type="string">
            <text:p>User Name</text:p>
          </table:table-cell>
          <table:table-cell table:style-name="ACE-0x7f594ad33d30" office:value-type="string">
            <text:p>Password</text:p>
          </table:table-cell>
          <table:table-cell table:style-name="ACE-0x7f594ad33d30" office:value-type="string">
            <text:p>Product ID</text:p>
          </table:table-cell>
          <table:table-cell table:style-name="ACE-0x7f594ad33e58" office:value-type="string">
            <text:p>Key Value</text:p>
          </table:table-cell>
          <table:table-cell table:number-columns-repeated="124" table:style-name="ACE-0x7f594ad235d8"/>
        </table:table-row>
        <table:table-row table:style-name="AROW-2">
          <table:table-cell table:style-name="ACE-0x7f594ad33f80" office:value-type="string">
            <text:p>testapiuser@shopclues.com</text:p>
          </table:table-cell>
          <table:table-cell table:style-name="ACE-0x7f594ad340a8" office:value-type="string">
            <text:p>e10adc3949ba59abbe56e057f20f883e</text:p>
          </table:table-cell>
          <table:table-cell table:style-name="ACE-0x7f594ad340a8" office:value-type="float" office:value="2773642">
            <text:p>2773642</text:p>
          </table:table-cell>
          <table:table-cell table:style-name="ACE-0x7f594ad341d0" office:value-type="string">
            <text:p>d12121c70dda5edfgd1df6633fdb36c0</text:p>
          </table:table-cell>
          <table:table-cell table:number-columns-repeated="124" table:style-name="ACE-0x7f594ad235d8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594ad43610" table:print="false">
        <office:forms form:automatic-focus="false" form:apply-design-mode="false">
          <form:form/>
        </office:forms>
        <table:table-column table:default-cell-style-name="ACE-0x7f594ad23700" table:style-name="ACOL-3"/>
        <table:table-column table:default-cell-style-name="ACE-0x7f594ad23700" table:style-name="ACOL-4"/>
        <table:table-column table:default-cell-style-name="ACE-0x7f594ad23700" table:style-name="ACOL-5"/>
        <table:table-column table:default-cell-style-name="ACE-0x7f594ad23700" table:style-name="ACOL-6"/>
        <table:table-column table:default-cell-style-name="ACE-0x7f594ad23700" table:style-name="ACOL-0" table:number-columns-repeated="124"/>
        <table:table-row table:style-name="AROW-2">
          <table:table-cell table:style-name="ACE-0x7f594ad342f8" office:value-type="string">
            <text:p>User Name</text:p>
          </table:table-cell>
          <table:table-cell table:style-name="ACE-0x7f594ad34420" office:value-type="string">
            <text:p>Password</text:p>
          </table:table-cell>
          <table:table-cell table:style-name="ACE-0x7f594ad34420" office:value-type="string">
            <text:p>Product ID</text:p>
          </table:table-cell>
          <table:table-cell table:style-name="ACE-0x7f594ad34548" office:value-type="string">
            <text:p>Key Value</text:p>
          </table:table-cell>
          <table:table-cell table:number-columns-repeated="124" table:style-name="ACE-0x7f594ad23700"/>
        </table:table-row>
        <table:table-row table:style-name="AROW-2">
          <table:table-cell table:style-name="ACE-0x7f594ad34670" office:value-type="string">
            <text:p>testapiuser@shopclues.com</text:p>
          </table:table-cell>
          <table:table-cell table:style-name="ACE-0x7f594ad34798" office:value-type="string">
            <text:p>e10adc3949ba59abbe56e057f20f883e</text:p>
          </table:table-cell>
          <table:table-cell table:style-name="ACE-0x7f594ad34798" office:value-type="float" office:value="2773642">
            <text:p>2773642</text:p>
          </table:table-cell>
          <table:table-cell table:style-name="ACE-0x7f594ad348c0" office:value-type="string">
            <text:p>d12121c70dda5edfgd1df6633fdb36c0</text:p>
          </table:table-cell>
          <table:table-cell table:number-columns-repeated="124" table:style-name="ACE-0x7f594ad2370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594ad43800" table:print="false">
        <office:forms form:automatic-focus="false" form:apply-design-mode="false">
          <form:form/>
        </office:forms>
        <table:table-column table:default-cell-style-name="ACE-0x7f594ad23828" table:style-name="ACOL-3"/>
        <table:table-column table:default-cell-style-name="ACE-0x7f594ad23828" table:style-name="ACOL-4"/>
        <table:table-column table:default-cell-style-name="ACE-0x7f594ad23828" table:style-name="ACOL-5"/>
        <table:table-column table:default-cell-style-name="ACE-0x7f594ad23828" table:style-name="ACOL-6"/>
        <table:table-column table:default-cell-style-name="ACE-0x7f594ad23828" table:style-name="ACOL-0" table:number-columns-repeated="124"/>
        <table:table-row table:style-name="AROW-2">
          <table:table-cell table:style-name="ACE-0x7f594ad349e8" office:value-type="string">
            <text:p>User Name</text:p>
          </table:table-cell>
          <table:table-cell table:style-name="ACE-0x7f594ad34b10" office:value-type="string">
            <text:p>Password</text:p>
          </table:table-cell>
          <table:table-cell table:style-name="ACE-0x7f594ad34b10" office:value-type="string">
            <text:p>Product ID</text:p>
          </table:table-cell>
          <table:table-cell table:style-name="ACE-0x7f594ad34c38" office:value-type="string">
            <text:p>Key Value</text:p>
          </table:table-cell>
          <table:table-cell table:number-columns-repeated="124" table:style-name="ACE-0x7f594ad23828"/>
        </table:table-row>
        <table:table-row table:style-name="AROW-2">
          <table:table-cell table:style-name="ACE-0x7f594ad34d60" office:value-type="string">
            <text:p>testapiuser@shopclues.com</text:p>
          </table:table-cell>
          <table:table-cell table:style-name="ACE-0x7f594ad34e88" office:value-type="string">
            <text:p>e10adc3949ba59abbe56e057f20f883e</text:p>
          </table:table-cell>
          <table:table-cell table:style-name="ACE-0x7f594ad34e88" office:value-type="float" office:value="2773642">
            <text:p>2773642</text:p>
          </table:table-cell>
          <table:table-cell table:style-name="ACE-0x7f594ad34fb0" office:value-type="string">
            <text:p>d12121c70dda5edfgd1df6633fdb36c0</text:p>
          </table:table-cell>
          <table:table-cell table:number-columns-repeated="124" table:style-name="ACE-0x7f594ad23828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594ad439f0" table:print="false">
        <office:forms form:automatic-focus="false" form:apply-design-mode="false">
          <form:form/>
        </office:forms>
        <table:table-column table:default-cell-style-name="ACE-0x7f594ad23950" table:style-name="ACOL-3"/>
        <table:table-column table:default-cell-style-name="ACE-0x7f594ad23950" table:style-name="ACOL-4"/>
        <table:table-column table:default-cell-style-name="ACE-0x7f594ad23950" table:style-name="ACOL-5"/>
        <table:table-column table:default-cell-style-name="ACE-0x7f594ad23950" table:style-name="ACOL-6"/>
        <table:table-column table:default-cell-style-name="ACE-0x7f594ad23950" table:style-name="ACOL-0" table:number-columns-repeated="124"/>
        <table:table-row table:style-name="AROW-2">
          <table:table-cell table:style-name="ACE-0x7f594ad350d8" office:value-type="string">
            <text:p>User Name</text:p>
          </table:table-cell>
          <table:table-cell table:style-name="ACE-0x7f594ad35200" office:value-type="string">
            <text:p>Password</text:p>
          </table:table-cell>
          <table:table-cell table:style-name="ACE-0x7f594ad35200" office:value-type="string">
            <text:p>Product ID</text:p>
          </table:table-cell>
          <table:table-cell table:style-name="ACE-0x7f594ad35328" office:value-type="string">
            <text:p>Key Value</text:p>
          </table:table-cell>
          <table:table-cell table:number-columns-repeated="124" table:style-name="ACE-0x7f594ad23950"/>
        </table:table-row>
        <table:table-row table:style-name="AROW-2">
          <table:table-cell table:style-name="ACE-0x7f594ad35450" office:value-type="string">
            <text:p>testapiuser@shopclues.com</text:p>
          </table:table-cell>
          <table:table-cell table:style-name="ACE-0x7f594ad35578" office:value-type="string">
            <text:p>e10adc3949ba59abbe56e057f20f883e</text:p>
          </table:table-cell>
          <table:table-cell table:style-name="ACE-0x7f594ad35578" office:value-type="float" office:value="2773642">
            <text:p>2773642</text:p>
          </table:table-cell>
          <table:table-cell table:style-name="ACE-0x7f594ad356a0" office:value-type="string">
            <text:p>d12121c70dda5edfgd1df6633fdb36c0</text:p>
          </table:table-cell>
          <table:table-cell table:number-columns-repeated="124" table:style-name="ACE-0x7f594ad23950"/>
        </table:table-row>
        <table:table-row table:style-name="AROW-4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594ad1be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94acd42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94acdba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94ad13e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94acec2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94acb14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594ad43040" style:display-name="TestCase" style:page-layout-name="pl-0x7f594ad1be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94ad43230" style:display-name="AQA1_TestData" style:page-layout-name="pl-0x7f594acd42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94ad43420" style:display-name="AQA2_TestData" style:page-layout-name="pl-0x7f594acdba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94ad43610" style:display-name="AQA3_TestData" style:page-layout-name="pl-0x7f594ad13e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94ad43800" style:display-name="AQA4_TestData" style:page-layout-name="pl-0x7f594acec2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94ad439f0" style:display-name="AQA5_TestData" style:page-layout-name="pl-0x7f594acb14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0:31:25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